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076c3a" officeooo:paragraph-rsid="00076c3a"/>
    </style:style>
    <style:style style:name="P2" style:family="paragraph" style:parent-style-name="Standard">
      <style:text-properties officeooo:rsid="00076c3a" officeooo:paragraph-rsid="00076c3a"/>
    </style:style>
    <style:style style:name="P3" style:family="paragraph" style:parent-style-name="Standard">
      <style:text-properties officeooo:rsid="00081777" officeooo:paragraph-rsid="000817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&lt;?xml version="1.0" encoding="UTF-8"?&gt;</text:p>
      <text:p text:style-name="P1">&lt;colegio&gt;</text:p>
      <text:p text:style-name="P1"><text:s text:c="2"/>&lt;modulos&gt;</text:p>
      <text:p text:style-name="P1"><text:s text:c="4"/>&lt;modulo id="0228"&gt;</text:p>
      <text:p text:style-name="P1"><text:s text:c="6"/>&lt;nombre&gt;Aplicaciones web&lt;/nombre&gt;</text:p>
      <text:p text:style-name="P1"><text:s text:c="6"/>&lt;curso&gt;2&lt;/curso&gt;</text:p>
      <text:p text:style-name="P1"><text:s text:c="6"/>&lt;horasSemanales&gt;4&lt;/horasSemanales&gt;</text:p>
      <text:p text:style-name="P1"><text:s text:c="6"/>&lt;ciclo&gt;SMR&lt;/ciclo&gt;</text:p>
      <text:p text:style-name="P1"><text:s text:c="4"/>&lt;/modulo&gt;</text:p>
      <text:p text:style-name="P1"><text:s text:c="4"/>&lt;modulo id="0372"&gt;</text:p>
      <text:p text:style-name="P1"><text:s text:c="6"/>&lt;nombre&gt;Gestión de bases de datos&lt;/nombre&gt;</text:p>
      <text:p text:style-name="P1"><text:s text:c="6"/>&lt;curso&gt;1&lt;/curso&gt;</text:p>
      <text:p text:style-name="P1"><text:s text:c="6"/>&lt;horasSemanales&gt;5&lt;/horasSemanales&gt;</text:p>
      <text:p text:style-name="P1"><text:s text:c="6"/>&lt;ciclo&gt;ASIR&lt;/ciclo&gt;</text:p>
      <text:p text:style-name="P1"><text:s text:c="4"/>&lt;/modulo&gt;</text:p>
      <text:p text:style-name="P1"><text:s text:c="4"/>&lt;modulo id="0373"&gt;</text:p>
      <text:p text:style-name="P1"><text:s text:c="6"/>&lt;nombre&gt;Lenguajes de marcas y sistemas de gestión de información&lt;/nombre&gt;</text:p>
      <text:p text:style-name="P1"><text:s text:c="6"/>&lt;curso&gt;1&lt;/curso&gt;</text:p>
      <text:p text:style-name="P1"><text:s text:c="6"/>&lt;horasSemanales&gt;3&lt;/horasSemanales&gt;</text:p>
      <text:p text:style-name="P1"><text:s text:c="6"/>&lt;ciclo&gt;ASIR&lt;/ciclo&gt;</text:p>
      <text:p text:style-name="P1"><text:s text:c="6"/>&lt;ciclo&gt;DAW&lt;/ciclo&gt;</text:p>
      <text:p text:style-name="P1"><text:s text:c="4"/>&lt;/modulo&gt;</text:p>
      <text:p text:style-name="P1"><text:s text:c="4"/>&lt;modulo id="0376"&gt;</text:p>
      <text:p text:style-name="P1"><text:s text:c="6"/>&lt;nombre&gt;Implantación de aplicaciones web&lt;/nombre&gt;</text:p>
      <text:p text:style-name="P1"><text:s text:c="6"/>&lt;curso&gt;2&lt;/curso&gt;</text:p>
      <text:p text:style-name="P1"><text:s text:c="6"/>&lt;horasSemanales&gt;5&lt;/horasSemanales&gt;</text:p>
      <text:p text:style-name="P1"><text:s text:c="6"/>&lt;ciclo&gt;ASIR&lt;/ciclo&gt;</text:p>
      <text:p text:style-name="P1"><text:s text:c="4"/>&lt;/modulo&gt;</text:p>
      <text:p text:style-name="P1"><text:s text:c="2"/>&lt;/modulos&gt;</text:p>
      <text:p text:style-name="P1">&lt;/colegio&gt;</text:p>
      <text:p text:style-name="P1"/>
      <text:p text:style-name="P1"/>
      <text:p text:style-name="P1"/>
      <text:p text:style-name="P3">1)</text:p>
      <text:p text:style-name="P3">for $x in //modulo</text:p>
      <text:p text:style-name="P3">order by $x/nombre</text:p>
      <text:p text:style-name="P3">return $x/nombre</text:p>
      <text:p text:style-name="P3"/>
      <text:p text:style-name="P3"/>
      <text:p text:style-name="P3"/>
      <text:p text:style-name="P3">2)</text:p>
      <text:p text:style-name="P3">for $x in //modulo[curso = 2]</text:p>
      <text:p text:style-name="P3">return $x/nombre</text:p>
      <text:p text:style-name="P3"/>
      <text:p text:style-name="P3"/>
      <text:p text:style-name="P3"/>
      <text:p text:style-name="P3">3)</text:p>
      <text:p text:style-name="P3">for $x in //modulo[horasSemanales &gt; 3]</text:p>
      <text:p text:style-name="P3">return ($x/nombre, <text:a xlink:type="simple" xlink:href="mailto:$x/@id" text:style-name="Internet_20_link" text:visited-style-name="Visited_20_Internet_20_Link">$x/@id</text:a>)</text:p>
      <text:p text:style-name="P3"/>
      <text:p text:style-name="P3"><text:soft-page-break/>4)</text:p>
      <text:p text:style-name="P3">for $x in //modulo[ curso = 1 and ciclo ="DAW"]</text:p>
      <text:p text:style-name="P3">return upper-case($x/nombre)</text:p>
      <text:p text:style-name="P3"/>
      <text:p text:style-name="P3"/>
      <text:p text:style-name="P3">5)</text:p>
      <text:p text:style-name="P3">for $x in //modulo[horasSemanales &gt; 4]</text:p>
      <text:p text:style-name="P3">return $x/horasSemanales</text:p>
      <text:p text:style-name="P3"/>
      <text:p text:style-name="P3"/>
      <text:p text:style-name="P3"/>
      <text:p text:style-name="P3">6)</text:p>
      <text:p text:style-name="P3">insert node</text:p>
      <text:p text:style-name="P3"><text:s text:c="4"/>&lt;modulo id="0229"&gt;</text:p>
      <text:p text:style-name="P3"><text:s text:c="6"/>&lt;nombre&gt;Programacion&lt;/nombre&gt;</text:p>
      <text:p text:style-name="P3"><text:s text:c="6"/>&lt;curso&gt;1&lt;/curso&gt;</text:p>
      <text:p text:style-name="P3"><text:s text:c="6"/>&lt;horasSemanales&gt;9&lt;/horasSemanales&gt;</text:p>
      <text:p text:style-name="P3"><text:s text:c="6"/>&lt;ciclo&gt;DAM&lt;/ciclo&gt;</text:p>
      <text:p text:style-name="P3"><text:s text:c="4"/>&lt;/modulo&gt;</text:p>
      <text:p text:style-name="P3"><text:s text:c="2"/>before //modulo[last()]</text:p>
      <text:p text:style-name="P3"/>
      <text:p text:style-name="P3"/>
      <text:p text:style-name="P3"/>
      <text:p text:style-name="P3">7)</text:p>
      <text:p text:style-name="P3">&lt;html&gt;</text:p>
      <text:p text:style-name="P3">&lt;body&gt;</text:p>
      <text:p text:style-name="P3">Numero de Modulos: {count(//modulo)}&lt;br/&gt;</text:p>
      <text:p text:style-name="P3">&lt;table border ="1" &gt;</text:p>
      <text:p text:style-name="P3">&lt;tr&gt;&lt;th&gt;Nombre&lt;/th&gt;&lt;th&gt;Codigo&lt;/th&gt;&lt;/tr&gt;</text:p>
      <text:p text:style-name="P3">{</text:p>
      <text:p text:style-name="P3">for $x in //modulo</text:p>
      <text:p text:style-name="P3">return &lt;tr&gt;&lt;td&gt;{$x/nombre}&lt;/td&gt;&lt;td&gt;{data($x/@id)}&lt;/td&gt;&lt;/tr&gt;</text:p>
      <text:p text:style-name="P3">}</text:p>
      <text:p text:style-name="P3">&lt;/table&gt;</text:p>
      <text:p text:style-name="P3">&lt;/body&gt;</text:p>
      <text:p text:style-name="P3">&lt;/html&gt;</text:p>
      <text:p text:style-name="P3"/>
      <text:p text:style-name="P3"/>
      <text:p text:style-name="P3"/>
      <text:p text:style-name="P3">8)</text:p>
      <text:p text:style-name="P3">&lt;html&gt;</text:p>
      <text:p text:style-name="P3">&lt;head&gt;&lt;/head&gt;</text:p>
      <text:p text:style-name="P3">&lt;body&gt;</text:p>
      <text:p text:style-name="P3">&lt;b&gt;Listado Modulos&lt;/b&gt;</text:p>
      <text:p text:style-name="P3">&lt;ol&gt;</text:p>
      <text:p text:style-name="P3">{</text:p>
      <text:p text:style-name="P3">for $x in //modulo</text:p>
      <text:p text:style-name="P3">return &lt;li&gt;{$x/nombre} ({data($x/@id)})&lt;/li&gt;</text:p>
      <text:p text:style-name="P3">}</text:p>
      <text:p text:style-name="P3">&lt;/ol&gt;</text:p>
      <text:p text:style-name="P3">&lt;/body&gt;</text:p>
      <text:p text:style-name="P3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1:34:51.569000000</meta:creation-date>
    <dc:date>2019-05-30T11:47:23.314763051</dc:date>
    <meta:editing-duration>PT4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81" meta:word-count="157" meta:character-count="1665" meta:non-whitespace-character-count="1417"/>
  </office:meta>
</office:document-meta>
</file>